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color="#000000"/>
    </style:style>
    <style:style style:name="P3" style:family="paragraph" style:parent-style-name="Standard">
      <style:text-properties fo:color="#000000" style:font-name="Calibri"/>
    </style:style>
    <style:style style:name="P4" style:family="paragraph" style:parent-style-name="Standard">
      <style:text-properties style:font-name="Calibri"/>
    </style:style>
    <style:style style:name="P5" style:family="paragraph" style:parent-style-name="Standard">
      <style:text-properties style:font-name="Calibri" fo:font-style="normal" style:font-style-asian="normal" style:font-style-complex="normal"/>
    </style:style>
    <style:style style:name="P6" style:family="paragraph" style:parent-style-name="Standard" style:list-style-name="L5">
      <style:text-properties style:font-name="Calibri" fo:font-style="normal" style:font-style-asian="normal" style:font-style-complex="normal"/>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font-style="normal" style:font-style-asian="normal" style:font-style-complex="normal"/>
    </style:style>
    <style:style style:name="P9" style:family="paragraph" style:parent-style-name="Standard" style:list-style-name="L4">
      <style:paragraph-properties fo:margin-left="0cm" fo:margin-right="0cm" fo:text-indent="0cm" style:auto-text-indent="false"/>
      <style:text-properties fo:font-style="normal" style:font-style-asian="normal" style:font-style-complex="normal"/>
    </style:style>
    <style:style style:name="P10" style:family="paragraph" style:parent-style-name="Standard" style:list-style-name="L6">
      <style:paragraph-properties fo:margin-left="0cm" fo:margin-right="0cm" fo:text-indent="0cm" style:auto-text-indent="false"/>
      <style:text-properties fo:font-style="normal" style:font-style-asian="normal" style:font-style-complex="normal"/>
    </style:style>
    <style:style style:name="P11" style:family="paragraph" style:parent-style-name="Standard">
      <style:paragraph-properties fo:margin-left="0cm" fo:margin-right="0cm" fo:text-align="center" style:justify-single-word="false" fo:text-indent="0cm" style:auto-text-indent="false"/>
      <style:text-properties fo:color="#000000"/>
    </style:style>
    <style:style style:name="P12" style:family="paragraph" style:parent-style-name="Standard" style:list-style-name="L7">
      <style:paragraph-properties fo:margin-left="0cm" fo:margin-right="0cm" fo:text-indent="0cm" style:auto-text-indent="false"/>
      <style:text-properties style:font-name="Cambria" fo:font-size="14pt" style:font-size-asian="14pt" style:font-size-complex="14pt"/>
    </style:style>
    <style:style style:name="P13" style:family="paragraph" style:parent-style-name="Standard" style:list-style-name="L9">
      <style:paragraph-properties fo:margin-left="0cm" fo:margin-right="0cm" fo:text-indent="0cm" style:auto-text-indent="false"/>
      <style:text-properties style:font-name="Cambria" fo:font-size="14pt" style:font-size-asian="14pt" style:font-size-complex="14pt"/>
    </style:style>
    <style:style style:name="P14" style:family="paragraph" style:parent-style-name="Standard">
      <style:paragraph-properties fo:margin-left="0cm" fo:margin-right="0cm" fo:text-indent="0cm" style:auto-text-indent="false"/>
      <style:text-properties fo:color="#004586"/>
    </style:style>
    <style:style style:name="P15" style:family="paragraph" style:parent-style-name="Standard">
      <style:paragraph-properties fo:margin-left="0cm" fo:margin-right="0cm" fo:text-align="center" style:justify-single-word="false" fo:text-indent="0cm" style:auto-text-indent="false"/>
      <style:text-properties fo:color="#004586" style:font-name="Cambria" fo:font-size="50pt" fo:font-weight="bold" style:font-size-asian="50pt" style:font-weight-asian="bold" style:font-size-complex="50pt" style:font-weight-complex="bold"/>
    </style:style>
    <style:style style:name="P16" style:family="paragraph" style:parent-style-name="Standard">
      <style:paragraph-properties fo:margin-left="0cm" fo:margin-right="0cm" fo:text-align="center" style:justify-single-word="false" fo:text-indent="0cm" style:auto-text-indent="false"/>
      <style:text-properties fo:color="#004586" style:font-name="Cambria" fo:font-size="20pt" style:text-underline-style="solid" style:text-underline-width="auto" style:text-underline-color="font-color" style:font-size-asian="20pt" style:font-size-complex="20pt"/>
    </style:style>
    <style:style style:name="P17" style:family="paragraph" style:parent-style-name="Standard">
      <style:paragraph-properties fo:margin-left="0cm" fo:margin-right="0cm" fo:text-align="center" style:justify-single-word="false" fo:text-indent="0cm" style:auto-text-indent="false"/>
      <style:text-properties fo:color="#004586" style:font-name="Cambria" fo:font-size="20pt" fo:font-style="normal" style:text-underline-style="solid" style:text-underline-width="auto" style:text-underline-color="font-color" style:font-size-asian="20pt" style:font-style-asian="normal" style:font-size-complex="20pt" style:font-style-complex="normal"/>
    </style:style>
    <style:style style:name="P18" style:family="paragraph" style:parent-style-name="Standard" style:list-style-name="L6">
      <style:paragraph-properties fo:margin-left="0cm" fo:margin-right="0cm" fo:text-align="center" style:justify-single-word="false" fo:text-indent="0cm" style:auto-text-indent="false"/>
      <style:text-properties fo:color="#004586" style:font-name="Cambria" fo:font-size="20pt" fo:font-style="normal" style:text-underline-style="solid" style:text-underline-width="auto" style:text-underline-color="font-color" style:font-size-asian="20pt" style:font-style-asian="normal" style:font-size-complex="20pt" style:font-style-complex="normal"/>
    </style:style>
    <style:style style:name="P19" style:family="paragraph" style:parent-style-name="Standard">
      <style:paragraph-properties fo:margin-left="0cm" fo:margin-right="0cm" fo:text-align="center" style:justify-single-word="false" fo:text-indent="0cm" style:auto-text-indent="false"/>
      <style:text-properties fo:color="#004586" style:font-name="Cambria" fo:font-size="16pt" style:text-underline-style="solid" style:text-underline-width="auto" style:text-underline-color="font-color" style:font-size-asian="16pt" style:font-size-complex="16pt"/>
    </style:style>
    <style:style style:name="P20" style:family="paragraph" style:parent-style-name="Standard" style:list-style-name="L9">
      <style:paragraph-properties fo:margin-left="0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style:style style:name="T4" style:family="text">
      <style:text-properties fo:color="#ff3333"/>
    </style:style>
    <style:style style:name="T5" style:family="text">
      <style:text-properties fo:color="#000000"/>
    </style:style>
    <style:style style:name="T6" style:family="text">
      <style:text-properties fo:font-size="20pt" style:font-size-asian="20pt" style:font-size-complex="20pt"/>
    </style:style>
    <style:style style:name="T7" style:family="text">
      <style:text-properties style:font-name="Cambria" fo:font-size="20pt" style:font-size-asian="20pt" style:font-size-complex="20pt"/>
    </style:style>
    <style:style style:name="T8" style:family="text">
      <style:text-properties fo:color="#004586" style:font-name="Cambria" fo:font-size="20pt" style:font-size-asian="20pt" style:font-size-complex="20pt"/>
    </style:style>
    <style:style style:name="T9" style:family="text">
      <style:text-properties fo:color="#004586" style:font-name="Cambria" fo:font-size="20pt" style:text-underline-style="solid" style:text-underline-width="auto" style:text-underline-color="font-color" style:font-size-asian="20pt" style:font-size-complex="20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15"/>
      <text:p text:style-name="P15">RolStream</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Alejandro Luque Cerpa</text:p>
      <text:p text:style-name="P14">Antonio Portillo Raya<text:tab/><text:tab/><text:tab/><text:tab/><text:tab/><text:tab/><text:tab/><text:tab/><text:tab/>Octubre de 2018</text:p>
      <text:p text:style-name="P16"><text:soft-page-break/>Índice</text:p>
      <text:p text:style-name="P19"/>
      <text:list xml:id="list6419747835836704266" text:style-name="L7">
        <text:list-item>
          <text:p text:style-name="P12">Contexto</text:p>
        </text:list-item>
        <text:list-item>
          <text:p text:style-name="P12">Objetivos</text:p>
        </text:list-item>
      </text:list>
      <text:list xml:id="list2656587648574772202" text:style-name="L9">
        <text:list-item>
          <text:p text:style-name="P13">Restricciones, limitaciones y asunciones</text:p>
        </text:list-item>
        <text:list-item>
          <text:p text:style-name="P13">Presupuesto</text:p>
          <text:p text:style-name="P20"/>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6">Contexto</text:p>
      <text:p text:style-name="Standard"/>
      <text:p text:style-name="P4">Los juegos de rol son un tipo de juego en el que los participantes asumen los roles de personajes y, a través de ellos, construyen una historia. Normalmente hay una persona que toma el rol de <text:span text:style-name="T1">Master</text:span><text:span text:style-name="T2"> del juego, y que sabe todo lo que puede ocurrir o ha ocurrido en la historia, mientras que el resto de jugadores van viviendo la aventura. </text:span></text:p>
      <text:p text:style-name="P4">Aunque el primer juego de rol comercializado fue <text:span text:style-name="T1">Dungeons &amp; Dragons</text:span><text:span text:style-name="T2"> en 1974, el universo del rol ha crecido de forma continuada desde la década de los 70, diversificándose en muchísimas variantes. Actualmente miles de personas siguen jugando, creando mundos y reglas de juego diferentes, y esto ha permitido que se desarrolle una gran cantidad de artículos de </text:span><text:span text:style-name="T1">merchandising</text:span><text:span text:style-name="T2"> en torno al rol: ropa, miniaturas, libros, accesorios, disfraces...</text:span></text:p>
      <text:p text:style-name="P5">Por otra parte, diversas plataformas de vídeo están llenas de vídeos relacionados: desde consejos para dirigir las partidas, hasta grupos de jugadores que graban sus partidas y las comparten para que otros puedan acompañarlos en sus aventuras aunque no estén jugando.</text:p>
      <text:p text:style-name="P4"><text:span text:style-name="T2">Un buen ejemplo de esto es el canal </text:span><text:span text:style-name="T1">Geek &amp; Sundry</text:span><text:span text:style-name="T2">, que cuenta con casi dos millones de suscriptores (a fecha 31/10, tiene 1.9 millones de suscriptores). Su serie </text:span><text:span text:style-name="T1">Critical Role (Campaign 1)</text:span><text:span text:style-name="T2"> tiene 115 vídeos, con entre 4 y 5 horas de duración cada uno, y su último vídeo de la campaña tiene medio millón de visualizaciones (lo que permite hacerse una idea de la cantidad de gente que ha llegado hasta el final).</text:span></text:p>
      <text:p text:style-name="P5">El interés de un gran público en el rol es claro, y por su carácter comunitario, Paizo Inc., empresa dedicada al sector desde hace más de 15 años, ha pensando en crear una plataforma web dedicada al visionado, tanto en directo como en diferido, de vídeos de juegos de rol, y que también funcione como red social de los usuarios. </text:p>
      <text:p text:style-name="P5">En dicha plataforma, los usuarios podrán ver y subir vídeos e imágenes de sus partidas, así como chatear e intercambiar información con otros usuari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7">Objetivos</text:p>
      <text:p text:style-name="Standard"/>
      <text:p text:style-name="P4">El<text:span text:style-name="T2"> proyecto tiene como fin crear una web que de soporte a la comunidad rolera y facilite la difusión de material y experiencias de los usuarios. En concreto, lo que se busca es:</text:span></text:p>
      <text:list xml:id="list1078835590979049120" text:style-name="L5">
        <text:list-item>
          <text:p text:style-name="P6">Proveer un servicio de <text:span text:style-name="T1">streaming</text:span>, así como de almacenamiento y reproducción de vídeos.</text:p>
        </text:list-item>
        <text:list-item>
          <text:p text:style-name="P6">Proveer un servicio de chat y foro para que los usuarios puedan comunicarse e intercambiar experiencias.</text:p>
        </text:list-item>
        <text:list-item>
          <text:p text:style-name="P6">Que la web sea sencilla de utilizar y atractiva para el público, con el fin de que cada vez más gente decida trasladar su contenido de las plataformas que se usan actualmente a la nueva. </text:p>
        </text:list-item>
      </text:list>
      <text:p text:style-name="P1"/>
      <text:p text:style-name="P1"/>
      <text:list xml:id="list3924581269747008428" text:style-name="L6">
        <text:list-header>
          <text:p text:style-name="P18">Restricciones, limitaciones y asunciones</text:p>
          <text:p text:style-name="P10"/>
        </text:list-header>
      </text:list>
      <text:p text:style-name="P4">La web debe cumplir el estándar de seguridad<text:span text:style-name="T4"> aquí habría que poner algún ISO, pero no me aclaro con qué es qué. Échale un ojo al ISO27001 </text:span><text:span text:style-name="T5">para garantizar la privacidad de nuestros usuarios.</text:span></text:p>
      <text:p text:style-name="P3">La web, si dejase de funcionar, debe estar operativa de nuevo en menos de 24 horas.</text:p>
      <text:p text:style-name="P3">El proyecto debe realizarse como máximo en 6 meses.</text:p>
      <text:p text:style-name="P2"/>
      <text:p text:style-name="P2"/>
      <text:p text:style-name="P11"><text:span text:style-name="T9">Presupuesto</text:span></text:p>
      <text:p text:style-name="P3">El presupuesto será de <text:span text:style-name="T4">no tengo ni idea de cuánto puede costar esto. Nos inventamos un numero?</text:span>,<text:span text:style-name="T4"> <text:s/></text:span>en el que ya se incluyen tanto los gastos materiales como de mano de obra.</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4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jandro Luque Cerpa</meta:initial-creator>
    <meta:creation-date>2018-10-31T14:26:17.22</meta:creation-date>
    <dc:date>2018-10-31T21:28:45.93</dc:date>
    <dc:creator>Alejandro Luque Cerpa</dc:creator>
    <meta:editing-duration>PT53M41S</meta:editing-duration>
    <meta:editing-cycles>2</meta:editing-cycles>
    <meta:generator>OpenOffice/4.1.5$Win32 OpenOffice.org_project/415m1$Build-9789</meta:generator>
    <meta:document-statistic meta:table-count="0" meta:image-count="0" meta:object-count="0" meta:page-count="4" meta:paragraph-count="26" meta:word-count="551" meta:character-count="3211"/>
  </office:meta>
</office:document-meta>
</file>